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9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1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B2" office:value-type="string">
            <text:p text:style-name="P3"/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13" text:outline-level="1">Nom Document</text:h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Nom document – Version X.X</text:p>
      </style:header>
      <style:footer>
        <text:p text:style-name="MP1"><text:page-number text:select-page="current">2</text:page-number>/<text:expression text:formula="ooow:page-2" office:value-type="float" office:value="2" style:data-style-name="N0">2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13:43:54</dc:date>
    <meta:editing-duration>PT11H20M32S</meta:editing-duration>
    <meta:editing-cycles>103</meta:editing-cycles>
    <dc:creator>Foucou Romain</dc:creator>
    <meta:document-statistic meta:table-count="4" meta:image-count="0" meta:object-count="0" meta:page-count="2" meta:paragraph-count="23" meta:word-count="45" meta:character-count="241"/>
  </office:meta>
</office:document-meta>
</file>